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9ab11" officeooo:paragraph-rsid="0019ab11"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2pt" fo:font-weight="bold" officeooo:rsid="0019ab11" officeooo:paragraph-rsid="0019ab11"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6pt" fo:font-weight="normal" officeooo:rsid="0019ab11" officeooo:paragraph-rsid="0019ab11" style:font-size-asian="14pt" style:font-weight-asian="normal" style:font-size-complex="16pt" style:font-weight-complex="normal"/>
    </style:style>
    <style:style style:name="T1" style:family="text">
      <style:text-properties officeooo:rsid="001b1453"/>
    </style:style>
    <style:style style:name="T2" style:family="text">
      <style:text-properties officeooo:rsid="001e73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Reporting d’activité du 08/12/2025</text:p>
      <text:p text:style-name="P2"/>
      <text:p text:style-name="P1"/>
      <text:p text:style-name="P1"/>
      <text:p text:style-name="P1">Aujourd’hui j’ai <text:span text:style-name="T2">analysé et noté </text:span>l’intégralité des projets ESP <text:span text:style-name="T2">qui m’ont été </text:span>proposés dans Gandalf. </text:p>
      <text:p text:style-name="P1"/>
      <text:p text:style-name="P1">Ensuite, j’ai repris le projet T-DEV (groupe TLS9) dans l’après-midi après l’avoir récupéré sur ma machine. Comme une grande partie du travail était déjà faite, je me suis concentré sur quelques problèmes mineurs d’affichage, notamment concernant le dropdown du menu burg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8T16:28:08.321000000</meta:creation-date>
    <dc:date>2025-12-08T16:45:49.605000000</dc:date>
    <meta:editing-duration>PT6M13S</meta:editing-duration>
    <meta:editing-cycles>4</meta:editing-cycles>
    <meta:generator>LibreOffice/7.5.5.2$Windows_X86_64 LibreOffice_project/ca8fe7424262805f223b9a2334bc7181abbcbf5e</meta:generator>
    <meta:document-statistic meta:table-count="0" meta:image-count="0" meta:object-count="0" meta:page-count="1" meta:paragraph-count="3" meta:word-count="60" meta:character-count="409" meta:non-whitespace-character-count="350"/>
  </office:meta>
</office:document-meta>
</file>